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4" style:family="table-cell" style:parent-style-name="Default" style:data-style-name="N100">
      <style:table-cell-properties fo:background-color="#fe7f00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default-cell-style-name="ce4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7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46"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7" office:value-type="string" calcext:value-type="string">
            <text:p>264.3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style-name="Default"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1"/>
          <table:table-cell office:value-type="string" calcext:value-type="string">
            <text:p>92.37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style-name="Default" table:number-columns-repeated="2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 table:style-name="Default" table:number-columns-repeated="2"/>
          <table:table-cell office:value-type="string" calcext:value-type="string">
            <text:p>43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96.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7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11.067083|</text:p>
          </table:table-cell>
          <table:table-cell office:value-type="string" calcext:value-type="string">
            <text:p>2656.1</text:p>
          </table:table-cell>
          <table:table-cell table:number-columns-repeated="1020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7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5:41:57.4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4T15:42:56.143000000</dc:date>
    <meta:editing-duration>P6DT12H42M54S</meta:editing-duration>
    <meta:editing-cycles>2555</meta:editing-cycles>
    <meta:document-statistic meta:table-count="6" meta:cell-count="14142" meta:object-count="0"/>
  </office:meta>
</office:document-meta>
</file>